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2819in" fo:margin-bottom="0.2819in"/>
    </style:style>
    <style:style style:name="P2" style:family="paragraph" style:parent-style-name="Standard">
      <style:paragraph-properties fo:margin-top="0.2819in" fo:margin-bottom="0.2819in"/>
      <style:text-properties fo:color="#009900"/>
    </style:style>
    <style:style style:name="T1" style:family="text">
      <style:text-properties fo:font-variant="normal" fo:text-transform="none" fo:color="#2c2d30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ff3333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0000ff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009900" style:font-name="Slack-Lato" fo:font-size="11.25pt" fo:letter-spacing="normal" fo:font-style="normal" fo:font-weight="normal"/>
    </style:style>
    <style:style style:name="T5" style:family="text">
      <style:text-properties fo:font-variant="normal" fo:text-transform="none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3333ff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9, 0, 10, 14, <text:s/>14, 0, 2, 7, <text:s/>11, 14, 19, 19, 14, 17, <text:s/>8, 13, <text:s/>19, 7, 8, 18, <text:s/>16, 20, 14, 18, 19, 8, 14, 13,. </text:span></text:p>
      <text:p text:style-name="P1"><text:span text:style-name="T1">0, 1, <text:s/>2. 25, <text:s/>0, 11, 19, 14, 17, 13, 0, 19, 8, 21, 14, 11, 24, <text:s/>12, 20, 11, 19, 8, 15, 11, 24, <text:s/>0, 13, 3, <text:s text:c="2"/>0, </text:span></text:p>
      <text:p text:style-name="P1"><text:span text:style-name="T1">3, 3, <text:s/>14, 0, 2, 7, <text:s/>13, 20, 12, 1, 14, 17, <text:s/></text:span><text:span text:style-name="T2">38,258,550, </text:span><text:span text:style-name="T1">20, 18, 8, 13, 6, <text:s text:c="2"/>1, 14, 3, 12,0, 18, <text:s/>14, 17, 3, </text:span></text:p>
      <text:p text:style-name="P1"><text:span text:style-name="T1">14, 17, <text:s/>14, 5, <text:s/>14, 15, 14, 17, 0, 19, 8, 14, 13, 18, <text:s/>2, <text:s/>0, 11, 2, 20, 11, 0, 19, 14, <text:s text:c="2"/>19, <text:s/>7, <text:s/>14, <text:s/>17, </text:span></text:p>
      <text:p text:style-name="P1"><text:span text:style-name="T1">14, 18, 20, 11, 19,. <text:s/>19, 7, 14, <text:s/>16, 20, 8, 2, 10, <text:s text:c="2"/>1, 17, 14, 22, 13, <text:s/>5, 14, 23, <text:s/>12, 0, 3, 14, 19, 7, 8, </text:span></text:p>
      <text:p text:style-name="P1"><text:span text:style-name="T1">18, 15, 17, <text:s/>14, 1, 11, 14, 12, <text:s/>11, 14, 13, 6, 14, 17, <text:s/>1, 14, 2, 0, 20, 18, 14, <text:s/>22, 14, 17, 3, 18, <text:s text:c="3"/>12, </text:span></text:p>
      <text:p text:style-name="P1"><text:span text:style-name="T1">20, 18, 19, <text:s/>1, 14, <text:s text:c="2"/>20, 18, 14, 3, <text:s/>19, 14, <text:s/>15, 17, 14, <text:s/>21, 14, <text:s text:c="3"/>19, 7, 0, 19, <text:s/>24, 14, 20, <text:s/>2, 0, 13, <text:s/>2, </text:span></text:p>
      <text:p text:style-name="P1"><text:span text:style-name="T1">0, 19, 2, 7, <text:s text:c="2"/>19, 7, 14, <text:s/>5, 14, 23,. <text:s/>22, 14, 17, 3, 18, <text:s text:c="2"/>0, 17, 14, <text:s/>22, 14, 17, 3, 18,, 2, 14, 3, 14, <text:s/>8, </text:span></text:p>
      <text:p text:style-name="P1"><text:span text:style-name="T1"><text:s/>18, <text:s/>2, 14, 3, 14, , 0, 13, 3, <text:s/>19, 7, 14, 17, 14, <text:s/>8, 18, <text:s/>13, 14, <text:s/>18, 15, 14, 14, 13,. 14, 13, 9, 14, 24,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el Schlotman</meta:initial-creator>
    <meta:creation-date>2015-12-14T21:18:51.28</meta:creation-date>
    <meta:printed-by>Yael Schlotman</meta:printed-by>
    <meta:print-date>2015-12-15T06:32:31.30</meta:print-date>
    <meta:document-statistic meta:table-count="0" meta:image-count="0" meta:object-count="0" meta:page-count="1" meta:paragraph-count="9" meta:word-count="248" meta:character-count="994"/>
    <dc:date>2015-12-15T13:56:32.03</dc:date>
    <dc:creator>Yael Schlotman</dc:creator>
    <meta:editing-duration>PT4H51M35S</meta:editing-duration>
    <meta:editing-cycles>1</meta:editing-cycles>
    <meta:generator>OpenOffice/4.1.1$Win32 OpenOffice.org_project/411m6$Build-9775</meta:generator>
  </office:meta>
</office:document-meta>
</file>